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89cm"/>
    </style:style>
    <style:style style:name="co2" style:family="table-column">
      <style:table-column-properties fo:break-before="auto" style:column-width="1.15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3.433cm"/>
    </style:style>
    <style:style style:name="co5" style:family="table-column">
      <style:table-column-properties fo:break-before="auto" style:column-width="2.701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K=10, cross=3, limit=3000, features=2000</text:p>
          </table:table-cell>
          <table:table-cell table:number-columns-repeated="13"/>
        </table:table-row>
        <table:table-row table:style-name="ro1">
          <table:table-cell office:value-type="string">
            <text:p>Average KNN prediction accuracy versus four feature set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rediction accuracy</text:p>
          </table:table-cell>
          <table:table-cell office:value-type="string">
            <text:p>standard deviation</text:p>
          </table:table-cell>
        </table:table-row>
        <table:table-row table:style-name="ro1">
          <table:table-cell office:value-type="string">
            <text:p>Binary non-stemmed</text:p>
          </table:table-cell>
          <table:table-cell office:value-type="float" office:value="0.812625250501">
            <text:p>0.8126252505</text:p>
          </table:table-cell>
          <table:table-cell office:value-type="float" office:value="0.798597194389">
            <text:p>0.7985971944</text:p>
          </table:table-cell>
          <table:table-cell office:value-type="float" office:value="0.807615230461">
            <text:p>0.8076152305</text:p>
          </table:table-cell>
          <table:table-cell office:value-type="float" office:value="0.810621242485">
            <text:p>0.8106212425</text:p>
          </table:table-cell>
          <table:table-cell office:value-type="float" office:value="0.789579158317">
            <text:p>0.7895791583</text:p>
          </table:table-cell>
          <table:table-cell office:value-type="float" office:value="0.816633266533">
            <text:p>0.8166332665</text:p>
          </table:table-cell>
          <table:table-cell office:value-type="float" office:value="0.809619238477">
            <text:p>0.8096192385</text:p>
          </table:table-cell>
          <table:table-cell office:value-type="float" office:value="0.817635270541">
            <text:p>0.8176352705</text:p>
          </table:table-cell>
          <table:table-cell office:value-type="float" office:value="0.806613226453">
            <text:p>0.8066132265</text:p>
          </table:table-cell>
          <table:table-cell office:value-type="float" office:value="0.814629258517">
            <text:p>0.8146292585</text:p>
          </table:table-cell>
          <table:table-cell/>
          <table:table-cell table:formula="of:=([.B4]+[.C4]+[.D4]+[.E4]+[.F4]+[.G4]+[.H4]+[.I4]+[.J4]+[.K4])/10" office:value-type="float" office:value="0.8084168336674">
            <text:p>0.8084168337</text:p>
          </table:table-cell>
          <table:table-cell table:formula="of:=STDEV([.B4:.K4])" office:value-type="float" office:value="0.00862991201574362">
            <text:p>0.008629912</text:p>
          </table:table-cell>
        </table:table-row>
        <table:table-row table:style-name="ro1">
          <table:table-cell office:value-type="string">
            <text:p>Binary stemmed</text:p>
          </table:table-cell>
          <table:table-cell office:value-type="float" office:value="0.796593186373">
            <text:p>0.7965931864</text:p>
          </table:table-cell>
          <table:table-cell office:value-type="float" office:value="0.807615230461">
            <text:p>0.8076152305</text:p>
          </table:table-cell>
          <table:table-cell office:value-type="float" office:value="0.809619238477">
            <text:p>0.8096192385</text:p>
          </table:table-cell>
          <table:table-cell office:value-type="float" office:value="0.801603206413">
            <text:p>0.8016032064</text:p>
          </table:table-cell>
          <table:table-cell office:value-type="float" office:value="0.797595190381">
            <text:p>0.7975951904</text:p>
          </table:table-cell>
          <table:table-cell office:value-type="float" office:value="0.786573146293">
            <text:p>0.7865731463</text:p>
          </table:table-cell>
          <table:table-cell office:value-type="float" office:value="0.790581162325">
            <text:p>0.7905811623</text:p>
          </table:table-cell>
          <table:table-cell office:value-type="float" office:value="0.805611222445">
            <text:p>0.8056112224</text:p>
          </table:table-cell>
          <table:table-cell office:value-type="float" office:value="0.789579158317">
            <text:p>0.7895791583</text:p>
          </table:table-cell>
          <table:table-cell office:value-type="float" office:value="0.801603206413">
            <text:p>0.8016032064</text:p>
          </table:table-cell>
          <table:table-cell/>
          <table:table-cell table:style-name="ce1" table:formula="of:=([.B5]+[.C5]+[.D5]+[.E5]+[.F5]+[.G5]+[.H5]+[.I5]+[.J5]+[.K5])/10" office:value-type="float" office:value="0.7986973947898">
            <text:p>0.7986973948</text:p>
          </table:table-cell>
          <table:table-cell table:formula="of:=STDEV([.B5:.K5])" office:value-type="float" office:value="0.00792435327077131">
            <text:p>0.0079243533</text:p>
          </table:table-cell>
        </table:table-row>
        <table:table-row table:style-name="ro1">
          <table:table-cell office:value-type="string">
            <text:p>Bag-of-words non-stemmed</text:p>
          </table:table-cell>
          <table:table-cell office:value-type="float" office:value="0.824649298597">
            <text:p>0.8246492986</text:p>
          </table:table-cell>
          <table:table-cell office:value-type="float" office:value="0.814629258517">
            <text:p>0.8146292585</text:p>
          </table:table-cell>
          <table:table-cell office:value-type="float" office:value="0.821643286573">
            <text:p>0.8216432866</text:p>
          </table:table-cell>
          <table:table-cell office:value-type="float" office:value="0.808617234469">
            <text:p>0.8086172345</text:p>
          </table:table-cell>
          <table:table-cell office:value-type="float" office:value="0.818637274549">
            <text:p>0.8186372745</text:p>
          </table:table-cell>
          <table:table-cell office:value-type="float" office:value="0.819639278557">
            <text:p>0.8196392786</text:p>
          </table:table-cell>
          <table:table-cell office:value-type="float" office:value="0.810621242485">
            <text:p>0.8106212425</text:p>
          </table:table-cell>
          <table:table-cell office:value-type="float" office:value="0.817635270541">
            <text:p>0.8176352705</text:p>
          </table:table-cell>
          <table:table-cell office:value-type="float" office:value="0.828657314629">
            <text:p>0.8286573146</text:p>
          </table:table-cell>
          <table:table-cell office:value-type="float" office:value="0.808617234469">
            <text:p>0.8086172345</text:p>
          </table:table-cell>
          <table:table-cell/>
          <table:table-cell table:style-name="ce1" table:formula="of:=([.B6]+[.C6]+[.D6]+[.E6]+[.F6]+[.G6]+[.H6]+[.I6]+[.J6]+[.K6])/10" office:value-type="float" office:value="0.8173346693386">
            <text:p>0.8173346693</text:p>
          </table:table-cell>
          <table:table-cell table:formula="of:=STDEV([.B6:.K6])" office:value-type="float" office:value="0.00676383630742618">
            <text:p>0.0067638363</text:p>
          </table:table-cell>
        </table:table-row>
        <table:table-row table:style-name="ro1">
          <table:table-cell office:value-type="string">
            <text:p>Bag-of-words stemmed</text:p>
          </table:table-cell>
          <table:table-cell office:value-type="float" office:value="0.830661322645">
            <text:p>0.8306613226</text:p>
          </table:table-cell>
          <table:table-cell table:number-columns-repeated="2" office:value-type="float" office:value="0.811623246493">
            <text:p>0.8116232465</text:p>
          </table:table-cell>
          <table:table-cell office:value-type="float" office:value="0.820641282565">
            <text:p>0.8206412826</text:p>
          </table:table-cell>
          <table:table-cell office:value-type="float" office:value="0.839679358717">
            <text:p>0.8396793587</text:p>
          </table:table-cell>
          <table:table-cell office:value-type="float" office:value="0.836673346693">
            <text:p>0.8366733467</text:p>
          </table:table-cell>
          <table:table-cell office:value-type="float" office:value="0.829659318637">
            <text:p>0.8296593186</text:p>
          </table:table-cell>
          <table:table-cell office:value-type="float" office:value="0.824649298597">
            <text:p>0.8246492986</text:p>
          </table:table-cell>
          <table:table-cell office:value-type="float" office:value="0.821643286573">
            <text:p>0.8216432866</text:p>
          </table:table-cell>
          <table:table-cell office:value-type="float" office:value="0.80961938477">
            <text:p>0.8096193848</text:p>
          </table:table-cell>
          <table:table-cell/>
          <table:table-cell table:style-name="ce1" table:formula="of:=([.B7]+[.C7]+[.D7]+[.E7]+[.F7]+[.G7]+[.H7]+[.I7]+[.J7]+[.K7])/10" office:value-type="float" office:value="0.8236473092183">
            <text:p>0.8236473092</text:p>
          </table:table-cell>
          <table:table-cell table:formula="of:=STDEV([.B7:.K7])" office:value-type="float" office:value="0.0106041921684612">
            <text:p>0.0106041922</text:p>
          </table:table-cell>
        </table:table-row>
        <table:table-row table:style-name="ro1">
          <table:table-cell>
            <draw:frame table:end-cell-address="Sheet1.O30" table:end-x="0.114cm" table:end-y="0.129cm" draw:z-index="0" draw:style-name="gr1" draw:text-style-name="P1" svg:width="20.261cm" svg:height="8.994cm" svg:x="0.553cm" svg:y="0.182cm">
              <draw:object draw:notify-on-update-of-ranges="Sheet1.A4:Sheet1.A7 Sheet1.M4:Sheet1.M7 Sheet1.N4:Sheet1.N7 Sheet1.N4:Sheet1.N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2">
          <table:table-cell office:value-type="string">
            <text:p>cross=3, limit=3000, metric=braycurtis,stemming=true,inbool=false</text:p>
          </table:table-cell>
          <table:table-cell table:number-columns-repeated="13"/>
        </table:table-row>
        <table:table-row table:style-name="ro1">
          <table:table-cell office:value-type="string">
            <text:p>Average KNN prediction accuracy based on different parameters k</text:p>
          </table:table-cell>
          <table:table-cell table:number-columns-repeated="11"/>
          <table:table-cell office:value-type="string">
            <text:p>average</text:p>
          </table:table-cell>
          <table:table-cell office:value-type="string">
            <text:p>standard deviatio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813627254509">
            <text:p>0.8136272545</text:p>
          </table:table-cell>
          <table:table-cell office:value-type="float" office:value="0.808617234469">
            <text:p>0.8086172345</text:p>
          </table:table-cell>
          <table:table-cell office:value-type="float" office:value="0.800601202405">
            <text:p>0.8006012024</text:p>
          </table:table-cell>
          <table:table-cell office:value-type="float" office:value="0.802605210421">
            <text:p>0.8026052104</text:p>
          </table:table-cell>
          <table:table-cell office:value-type="float" office:value="0.808617234469">
            <text:p>0.8086172345</text:p>
          </table:table-cell>
          <table:table-cell office:value-type="float" office:value="0.813627254509">
            <text:p>0.8136272545</text:p>
          </table:table-cell>
          <table:table-cell office:value-type="float" office:value="0.812625250501">
            <text:p>0.8126252505</text:p>
          </table:table-cell>
          <table:table-cell office:value-type="float" office:value="0.788577154309">
            <text:p>0.7885771543</text:p>
          </table:table-cell>
          <table:table-cell office:value-type="float" office:value="0.784569138277">
            <text:p>0.7845691383</text:p>
          </table:table-cell>
          <table:table-cell office:value-type="float" office:value="0.818637274549">
            <text:p>0.8186372745</text:p>
          </table:table-cell>
          <table:table-cell/>
          <table:table-cell table:style-name="ce1" table:formula="of:=AVERAGE([.B34:.K34])" office:value-type="float" office:value="0.8052104208418">
            <text:p>0.8052104208</text:p>
          </table:table-cell>
          <table:table-cell table:style-name="ce1" table:formula="of:=STDEV([.B34:.K34])" office:value-type="float" office:value="0.0112097138079185">
            <text:p>0.01120971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30661322645">
            <text:p>0.8306613226</text:p>
          </table:table-cell>
          <table:table-cell table:number-columns-repeated="2" office:value-type="float" office:value="0.811623246493">
            <text:p>0.8116232465</text:p>
          </table:table-cell>
          <table:table-cell office:value-type="float" office:value="0.820641282565">
            <text:p>0.8206412826</text:p>
          </table:table-cell>
          <table:table-cell office:value-type="float" office:value="0.839679358717">
            <text:p>0.8396793587</text:p>
          </table:table-cell>
          <table:table-cell office:value-type="float" office:value="0.836673346693">
            <text:p>0.8366733467</text:p>
          </table:table-cell>
          <table:table-cell office:value-type="float" office:value="0.829659318637">
            <text:p>0.8296593186</text:p>
          </table:table-cell>
          <table:table-cell office:value-type="float" office:value="0.824649298597">
            <text:p>0.8246492986</text:p>
          </table:table-cell>
          <table:table-cell office:value-type="float" office:value="0.821643286573">
            <text:p>0.8216432866</text:p>
          </table:table-cell>
          <table:table-cell office:value-type="float" office:value="0.80961938477">
            <text:p>0.8096193848</text:p>
          </table:table-cell>
          <table:table-cell/>
          <table:table-cell table:style-name="ce1" table:formula="of:=AVERAGE([.B35:.K35])" office:value-type="float" office:value="0.8236473092183">
            <text:p>0.8236473092</text:p>
          </table:table-cell>
          <table:table-cell table:style-name="ce1" table:formula="of:=STDEV([.B35:.K35])" office:value-type="float" office:value="0.0106041921684612">
            <text:p>0.010604192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17635270541">
            <text:p>0.8176352705</text:p>
          </table:table-cell>
          <table:table-cell office:value-type="float" office:value="0.835671342685">
            <text:p>0.8356713427</text:p>
          </table:table-cell>
          <table:table-cell office:value-type="float" office:value="0.802605210421">
            <text:p>0.8026052104</text:p>
          </table:table-cell>
          <table:table-cell office:value-type="float" office:value="0.831663326653">
            <text:p>0.8316633267</text:p>
          </table:table-cell>
          <table:table-cell table:number-columns-repeated="2" office:value-type="float" office:value="0.827655310621">
            <text:p>0.8276553106</text:p>
          </table:table-cell>
          <table:table-cell office:value-type="float" office:value="0.817635270541">
            <text:p>0.8176352705</text:p>
          </table:table-cell>
          <table:table-cell office:value-type="float" office:value="0.810621242485">
            <text:p>0.8106212425</text:p>
          </table:table-cell>
          <table:table-cell office:value-type="float" office:value="0.820641282565">
            <text:p>0.8206412826</text:p>
          </table:table-cell>
          <table:table-cell office:value-type="float" office:value="0.828657314629">
            <text:p>0.8286573146</text:p>
          </table:table-cell>
          <table:table-cell/>
          <table:table-cell table:style-name="ce1" table:formula="of:=AVERAGE([.B36:.K36])" office:value-type="float" office:value="0.8220440881762">
            <text:p>0.8220440882</text:p>
          </table:table-cell>
          <table:table-cell table:style-name="ce1" table:formula="of:=STDEV([.B36:.K36])" office:value-type="float" office:value="0.0101878620296547">
            <text:p>0.01018786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36673346693">
            <text:p>0.8366733467</text:p>
          </table:table-cell>
          <table:table-cell office:value-type="float" office:value="0.835671342685">
            <text:p>0.8356713427</text:p>
          </table:table-cell>
          <table:table-cell office:value-type="float" office:value="0.847695390782">
            <text:p>0.8476953908</text:p>
          </table:table-cell>
          <table:table-cell office:value-type="float" office:value="0.827655310621">
            <text:p>0.8276553106</text:p>
          </table:table-cell>
          <table:table-cell office:value-type="float" office:value="0.832665330661">
            <text:p>0.8326653307</text:p>
          </table:table-cell>
          <table:table-cell office:value-type="float" office:value="0.812625250501">
            <text:p>0.8126252505</text:p>
          </table:table-cell>
          <table:table-cell office:value-type="float" office:value="0.811623246493">
            <text:p>0.8116232465</text:p>
          </table:table-cell>
          <table:table-cell office:value-type="float" office:value="0.830661322645">
            <text:p>0.8306613226</text:p>
          </table:table-cell>
          <table:table-cell office:value-type="float" office:value="0.820641282565">
            <text:p>0.8206412826</text:p>
          </table:table-cell>
          <table:table-cell office:value-type="float" office:value="0.818637274549">
            <text:p>0.8186372745</text:p>
          </table:table-cell>
          <table:table-cell/>
          <table:table-cell table:style-name="ce1" table:formula="of:=AVERAGE([.B37:.K37])" office:value-type="float" office:value="0.8274549098195">
            <text:p>0.8274549098</text:p>
          </table:table-cell>
          <table:table-cell table:style-name="ce1" table:formula="of:=STDEV([.B37:.K37])" office:value-type="float" office:value="0.011519899273117">
            <text:p>0.011519899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37675350701">
            <text:p>0.8376753507</text:p>
          </table:table-cell>
          <table:table-cell office:value-type="float" office:value="0.814629258517">
            <text:p>0.8146292585</text:p>
          </table:table-cell>
          <table:table-cell office:value-type="float" office:value="0.832665330661">
            <text:p>0.8326653307</text:p>
          </table:table-cell>
          <table:table-cell office:value-type="float" office:value="0.843687374749">
            <text:p>0.8436873747</text:p>
          </table:table-cell>
          <table:table-cell office:value-type="float" office:value="0.823647294589">
            <text:p>0.8236472946</text:p>
          </table:table-cell>
          <table:table-cell office:value-type="float" office:value="0.824649298597">
            <text:p>0.8246492986</text:p>
          </table:table-cell>
          <table:table-cell office:value-type="float" office:value="0.815631262525">
            <text:p>0.8156312625</text:p>
          </table:table-cell>
          <table:table-cell office:value-type="float" office:value="0.833667334669">
            <text:p>0.8336673347</text:p>
          </table:table-cell>
          <table:table-cell office:value-type="float" office:value="0.824649298597">
            <text:p>0.8246492986</text:p>
          </table:table-cell>
          <table:table-cell office:value-type="float" office:value="0.831663326653">
            <text:p>0.8316633267</text:p>
          </table:table-cell>
          <table:table-cell/>
          <table:table-cell table:style-name="ce1" table:formula="of:=AVERAGE([.B38:.K38])" office:value-type="float" office:value="0.8282565130258">
            <text:p>0.828256513</text:p>
          </table:table-cell>
          <table:table-cell table:style-name="ce1" table:formula="of:=STDEV([.B38:.K38])" office:value-type="float" office:value="0.0093065982667145">
            <text:p>0.009306598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0.817635270541">
            <text:p>0.8176352705</text:p>
          </table:table-cell>
          <table:table-cell office:value-type="float" office:value="0.812625250501">
            <text:p>0.8126252505</text:p>
          </table:table-cell>
          <table:table-cell office:value-type="float" office:value="0.821643286573">
            <text:p>0.8216432866</text:p>
          </table:table-cell>
          <table:table-cell office:value-type="float" office:value="0.832665330661">
            <text:p>0.8326653307</text:p>
          </table:table-cell>
          <table:table-cell office:value-type="float" office:value="0.836673346693">
            <text:p>0.8366733467</text:p>
          </table:table-cell>
          <table:table-cell office:value-type="float" office:value="0.830661322645">
            <text:p>0.8306613226</text:p>
          </table:table-cell>
          <table:table-cell office:value-type="float" office:value="0.835671342685">
            <text:p>0.8356713427</text:p>
          </table:table-cell>
          <table:table-cell office:value-type="float" office:value="0.800601202405">
            <text:p>0.8006012024</text:p>
          </table:table-cell>
          <table:table-cell office:value-type="float" office:value="0.819639278557">
            <text:p>0.8196392786</text:p>
          </table:table-cell>
          <table:table-cell/>
          <table:table-cell table:style-name="ce1" table:formula="of:=AVERAGE([.B39:.K39])" office:value-type="float" office:value="0.8225450901802">
            <text:p>0.8225450902</text:p>
          </table:table-cell>
          <table:table-cell table:style-name="ce1" table:formula="of:=STDEV([.B39:.K39])" office:value-type="float" office:value="0.0114387533916224">
            <text:p>0.01143875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11623246493">
            <text:p>0.8116232465</text:p>
          </table:table-cell>
          <table:table-cell office:value-type="float" office:value="0.833667334669">
            <text:p>0.8336673347</text:p>
          </table:table-cell>
          <table:table-cell office:value-type="float" office:value="0.809619238477">
            <text:p>0.8096192385</text:p>
          </table:table-cell>
          <table:table-cell office:value-type="float" office:value="0.839679358717">
            <text:p>0.8396793587</text:p>
          </table:table-cell>
          <table:table-cell office:value-type="float" office:value="0.831663326653">
            <text:p>0.8316633267</text:p>
          </table:table-cell>
          <table:table-cell office:value-type="float" office:value="0.815631262525">
            <text:p>0.8156312625</text:p>
          </table:table-cell>
          <table:table-cell office:value-type="float" office:value="0.829659318637">
            <text:p>0.8296593186</text:p>
          </table:table-cell>
          <table:table-cell office:value-type="float" office:value="0.828657314629">
            <text:p>0.8286573146</text:p>
          </table:table-cell>
          <table:table-cell office:value-type="float" office:value="0.830661322645">
            <text:p>0.8306613226</text:p>
          </table:table-cell>
          <table:table-cell office:value-type="float" office:value="0.824649298597">
            <text:p>0.8246492986</text:p>
          </table:table-cell>
          <table:table-cell/>
          <table:table-cell table:style-name="ce1" table:formula="of:=AVERAGE([.B40:.K40])" office:value-type="float" office:value="0.8255511022042">
            <text:p>0.8255511022</text:p>
          </table:table-cell>
          <table:table-cell table:style-name="ce1" table:formula="of:=STDEV([.B40:.K40])" office:value-type="float" office:value="0.010013914850003">
            <text:p>0.010013914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829659318637">
            <text:p>0.8296593186</text:p>
          </table:table-cell>
          <table:table-cell office:value-type="float" office:value="0.809619238477">
            <text:p>0.8096192385</text:p>
          </table:table-cell>
          <table:table-cell office:value-type="float" office:value="0.817635270541">
            <text:p>0.8176352705</text:p>
          </table:table-cell>
          <table:table-cell office:value-type="float" office:value="0.818637274549">
            <text:p>0.8186372745</text:p>
          </table:table-cell>
          <table:table-cell office:value-type="float" office:value="0.813627254509">
            <text:p>0.8136272545</text:p>
          </table:table-cell>
          <table:table-cell office:value-type="float" office:value="0.817635270541">
            <text:p>0.8176352705</text:p>
          </table:table-cell>
          <table:table-cell table:number-columns-repeated="2" office:value-type="float" office:value="0.824649298597">
            <text:p>0.8246492986</text:p>
          </table:table-cell>
          <table:table-cell office:value-type="float" office:value="0.806613226453">
            <text:p>0.8066132265</text:p>
          </table:table-cell>
          <table:table-cell office:value-type="float" office:value="0.802605210421">
            <text:p>0.8026052104</text:p>
          </table:table-cell>
          <table:table-cell/>
          <table:table-cell table:style-name="ce1" table:formula="of:=AVERAGE([.B41:.K41])" office:value-type="float" office:value="0.8165330661322">
            <text:p>0.8165330661</text:p>
          </table:table-cell>
          <table:table-cell table:style-name="ce1" table:formula="of:=STDEV([.B41:.K41])" office:value-type="float" office:value="0.00856047444072253">
            <text:p>0.0085604744</text:p>
          </table:table-cell>
        </table:table-row>
        <table:table-row table:style-name="ro1">
          <table:table-cell>
            <draw:frame table:end-cell-address="Sheet1.N64" table:end-x="2.035cm" table:end-y="0.342cm" draw:z-index="1" draw:style-name="gr1" draw:text-style-name="P1" svg:width="17.345cm" svg:height="8.999cm" svg:x="2.7cm" svg:y="0.389cm">
              <draw:object draw:notify-on-update-of-ranges="Sheet1.A34:Sheet1.A41 Sheet1.M34:Sheet1.M41 Sheet1.N34:Sheet1.N41 Sheet1.N34:Sheet1.N4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  <table:table-row table:style-name="ro1" table:number-rows-repeated="23">
          <table:table-cell table:number-columns-repeated="14"/>
        </table:table-row>
        <table:table-row table:style-name="ro2">
          <table:table-cell office:value-type="string">
            <text:p>cross=3, limit=3000,k=10,stemming=true,inbool=false</text:p>
          </table:table-cell>
          <table:table-cell table:number-columns-repeated="13"/>
        </table:table-row>
        <table:table-row table:style-name="ro1">
          <table:table-cell office:value-type="string">
            <text:p>Average KNN prediction accuracy based on different metric functions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average</text:p>
          </table:table-cell>
          <table:table-cell office:value-type="string">
            <text:p>standard deviation</text:p>
          </table:table-cell>
        </table:table-row>
        <table:table-row table:style-name="ro1">
          <table:table-cell office:value-type="string">
            <text:p>Euclidean</text:p>
          </table:table-cell>
          <table:table-cell office:value-type="float" office:value="0.450901803607">
            <text:p>0.4509018036</text:p>
          </table:table-cell>
          <table:table-cell office:value-type="float" office:value="0.513026052104">
            <text:p>0.5130260521</text:p>
          </table:table-cell>
          <table:table-cell office:value-type="float" office:value="0.508016032064">
            <text:p>0.5080160321</text:p>
          </table:table-cell>
          <table:table-cell office:value-type="float" office:value="0.565130260521">
            <text:p>0.5651302605</text:p>
          </table:table-cell>
          <table:table-cell office:value-type="float" office:value="0.468937875752">
            <text:p>0.4689378758</text:p>
          </table:table-cell>
          <table:table-cell office:value-type="float" office:value="0.483967935872">
            <text:p>0.4839679359</text:p>
          </table:table-cell>
          <table:table-cell office:value-type="float" office:value="0.554108216433">
            <text:p>0.5541082164</text:p>
          </table:table-cell>
          <table:table-cell office:value-type="float" office:value="0.558116232465">
            <text:p>0.5581162325</text:p>
          </table:table-cell>
          <table:table-cell office:value-type="float" office:value="0.562124248497">
            <text:p>0.5621242485</text:p>
          </table:table-cell>
          <table:table-cell office:value-type="float" office:value="0.490981963928">
            <text:p>0.4909819639</text:p>
          </table:table-cell>
          <table:table-cell/>
          <table:table-cell table:style-name="ce1" table:formula="of:=AVERAGE([.B69:.K69])" office:value-type="float" office:value="0.5155310621243">
            <text:p>0.5155310621</text:p>
          </table:table-cell>
          <table:table-cell table:style-name="ce1" table:formula="of:=STDEV([.B69:.K69])" office:value-type="float" office:value="0.0420874817115218">
            <text:p>0.0420874817</text:p>
          </table:table-cell>
        </table:table-row>
        <table:table-row table:style-name="ro1">
          <table:table-cell office:value-type="string">
            <text:p>Manhattan</text:p>
          </table:table-cell>
          <table:table-cell office:value-type="float" office:value="0.441883767535">
            <text:p>0.4418837675</text:p>
          </table:table-cell>
          <table:table-cell office:value-type="float" office:value="0.336673346693">
            <text:p>0.3366733467</text:p>
          </table:table-cell>
          <table:table-cell office:value-type="float" office:value="0.438877755511">
            <text:p>0.4388777555</text:p>
          </table:table-cell>
          <table:table-cell office:value-type="float" office:value="0.367735470942">
            <text:p>0.3677354709</text:p>
          </table:table-cell>
          <table:table-cell office:value-type="float" office:value="0.384769539078">
            <text:p>0.3847695391</text:p>
          </table:table-cell>
          <table:table-cell office:value-type="float" office:value="0.406813627255">
            <text:p>0.4068136273</text:p>
          </table:table-cell>
          <table:table-cell office:value-type="float" office:value="0.422845691383">
            <text:p>0.4228456914</text:p>
          </table:table-cell>
          <table:table-cell office:value-type="float" office:value="0.350701402806">
            <text:p>0.3507014028</text:p>
          </table:table-cell>
          <table:table-cell office:value-type="float" office:value="0.334669338677">
            <text:p>0.3346693387</text:p>
          </table:table-cell>
          <table:table-cell office:value-type="float" office:value="0.356713426854">
            <text:p>0.3567134269</text:p>
          </table:table-cell>
          <table:table-cell/>
          <table:table-cell table:style-name="ce1" table:formula="of:=AVERAGE([.B70:.K70])" office:value-type="float" office:value="0.3841683366734">
            <text:p>0.3841683367</text:p>
          </table:table-cell>
          <table:table-cell table:style-name="ce1" table:formula="of:=STDEV([.B70:.K70])" office:value-type="float" office:value="0.0410732023397591">
            <text:p>0.0410732023</text:p>
          </table:table-cell>
        </table:table-row>
        <table:table-row table:style-name="ro2">
          <table:table-cell office:value-type="string">
            <text:p>Braycurtis</text:p>
          </table:table-cell>
          <table:table-cell office:value-type="float" office:value="0.830661322645">
            <text:p>0.8306613226</text:p>
          </table:table-cell>
          <table:table-cell table:number-columns-repeated="2" office:value-type="float" office:value="0.811623246493">
            <text:p>0.8116232465</text:p>
          </table:table-cell>
          <table:table-cell office:value-type="float" office:value="0.820641282565">
            <text:p>0.8206412826</text:p>
          </table:table-cell>
          <table:table-cell office:value-type="float" office:value="0.839679358717">
            <text:p>0.8396793587</text:p>
          </table:table-cell>
          <table:table-cell office:value-type="float" office:value="0.836673346693">
            <text:p>0.8366733467</text:p>
          </table:table-cell>
          <table:table-cell office:value-type="float" office:value="0.829659318637">
            <text:p>0.8296593186</text:p>
          </table:table-cell>
          <table:table-cell office:value-type="float" office:value="0.824649298597">
            <text:p>0.8246492986</text:p>
          </table:table-cell>
          <table:table-cell office:value-type="float" office:value="0.821643286573">
            <text:p>0.8216432866</text:p>
          </table:table-cell>
          <table:table-cell office:value-type="float" office:value="0.80961938477">
            <text:p>0.8096193848</text:p>
          </table:table-cell>
          <table:table-cell/>
          <table:table-cell table:style-name="ce1" table:formula="of:=AVERAGE([.B71:.K71])" office:value-type="float" office:value="0.8236473092183">
            <text:p>0.8236473092</text:p>
          </table:table-cell>
          <table:table-cell table:style-name="ce1" table:formula="of:=STDEV([.B71:.K71])" office:value-type="float" office:value="0.0106041921684612">
            <text:p>0.0106041922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float" office:value="0.761523046092">
            <text:p>0.7615230461</text:p>
          </table:table-cell>
          <table:table-cell office:value-type="float" office:value="0.784569138277">
            <text:p>0.7845691383</text:p>
          </table:table-cell>
          <table:table-cell office:value-type="float" office:value="0.783567134269">
            <text:p>0.7835671343</text:p>
          </table:table-cell>
          <table:table-cell office:value-type="float" office:value="0.758517034068">
            <text:p>0.7585170341</text:p>
          </table:table-cell>
          <table:table-cell office:value-type="float" office:value="0.785571142285">
            <text:p>0.7855711423</text:p>
          </table:table-cell>
          <table:table-cell office:value-type="float" office:value="0.782565130261">
            <text:p>0.7825651303</text:p>
          </table:table-cell>
          <table:table-cell office:value-type="float" office:value="0.766533066132">
            <text:p>0.7665330661</text:p>
          </table:table-cell>
          <table:table-cell office:value-type="float" office:value="0.774549098196">
            <text:p>0.7745490982</text:p>
          </table:table-cell>
          <table:table-cell office:value-type="float" office:value="0.7625250501">
            <text:p>0.7625250501</text:p>
          </table:table-cell>
          <table:table-cell office:value-type="float" office:value="0.763527054108">
            <text:p>0.7635270541</text:p>
          </table:table-cell>
          <table:table-cell/>
          <table:table-cell table:style-name="ce1" table:formula="of:=AVERAGE([.B72:.K72])" office:value-type="float" office:value="0.7723446893788">
            <text:p>0.7723446894</text:p>
          </table:table-cell>
          <table:table-cell table:style-name="ce1" table:formula="of:=STDEV([.B72:.K72])" office:value-type="float" office:value="0.0109336346179855">
            <text:p>0.0109336346</text:p>
          </table:table-cell>
        </table:table-row>
        <table:table-row table:style-name="ro1" table:number-rows-repeated="3">
          <table:table-cell table:number-columns-repeated="12"/>
          <table:table-cell table:style-name="ce1" table:number-columns-repeated="2"/>
        </table:table-row>
        <table:table-row table:style-name="ro1">
          <table:table-cell>
            <draw:frame table:end-cell-address="Sheet1.N97" table:end-x="0.289cm" table:end-y="0.379cm" draw:z-index="2" draw:style-name="gr1" draw:text-style-name="P1" svg:width="15.999cm" svg:height="8.999cm" svg:x="2.3cm" svg:y="0.015cm">
              <draw:object draw:notify-on-update-of-ranges="Sheet1.A69:Sheet1.A72 Sheet1.M69:Sheet1.M72 Sheet1.N69:Sheet1.N72 Sheet1.N69:Sheet1.N7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1"/>
          <table:table-cell table:style-name="ce1"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2014-10-14</text:date>, <text:time>03:28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Ruan</meta:initial-creator>
    <meta:creation-date>2014-10-13T22:09:46</meta:creation-date>
    <dc:date>2014-10-14T03:28:02</dc:date>
    <dc:creator>Sherry Ruan</dc:creator>
    <meta:editing-duration>PT3H53M56S</meta:editing-duration>
    <meta:editing-cycles>45</meta:editing-cycles>
    <meta:generator>OpenOffice/4.1.1$Unix OpenOffice.org_project/411m6$Build-9775</meta:generator>
    <meta:document-statistic meta:table-count="3" meta:cell-count="2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N34:Sheet1.N41" chart:error-lower-range="Sheet1.N34:Sheet1.N41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N34:Sheet1.N41" chart:error-lower-range="Sheet1.N34:Sheet1.N4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346cm" svg:height="9cm" xlink:href=".." xlink:type="simple" chart:class="chart:line" chart:style-name="ch1">
        <chart:title svg:x="3.397cm" svg:y="0.316cm" chart:style-name="ch2">
          <text:p>Average prediction accuracy based on parameter k</text:p>
        </chart:title>
        <chart:plot-area chart:style-name="ch3" table:cell-range-address="Sheet1.A34:Sheet1.A41 Sheet1.M34:Sheet1.M41" chart:data-source-has-labels="column" svg:x="1.347cm" svg:y="1.627cm" svg:width="15.307cm" svg:height="6.222cm">
          <chartooo:coordinate-region svg:x="2.475cm" svg:y="1.819cm" svg:width="13.885cm" svg:height="5.398cm"/>
          <chart:axis chart:dimension="x" chart:name="primary-x" chart:style-name="ch4" chartooo:axis-type="auto">
            <chartooo:date-scale/>
            <chart:title svg:x="6.931cm" svg:y="8.029cm" chart:style-name="ch5">
              <text:p>parameter k in knn algorithm</text:p>
            </chart:title>
            <chart:categories table:cell-range-address="Sheet1.A34:Sheet1.A41"/>
          </chart:axis>
          <chart:axis chart:dimension="y" chart:name="primary-y" chart:style-name="ch4">
            <chart:title svg:x="0.451cm" svg:y="6.785cm" chart:style-name="ch6">
              <text:p>average prediction accuracy</text:p>
            </chart:title>
            <chart:grid chart:style-name="ch7" chart:class="major"/>
          </chart:axis>
          <chart:series chart:style-name="ch8" chart:values-cell-range-address="Sheet1.M34:Sheet1.M41" chart:class="chart:line">
            <chart:error-indicator chart:style-name="ch9" chart:dimension="y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A34:Sheet1.A41</svg:desc>
                </draw:g>
              </table:table-cell>
              <table:table-cell office:value-type="float" office:value="0.8052104208418">
                <text:p>0.8052104208418</text:p>
                <draw:g>
                  <svg:desc>Sheet1.M34:Sheet1.M41</svg:desc>
                </draw:g>
              </table:table-cell>
              <table:table-cell office:value-type="float" office:value="0.0112097138079185">
                <text:p>0.0112097138079185</text:p>
                <draw:g>
                  <svg:desc>Sheet1.N34:Sheet1.N41</svg:desc>
                </draw:g>
              </table:table-cell>
              <table:table-cell office:value-type="float" office:value="0.0112097138079185">
                <text:p>0.0112097138079185</text:p>
                <draw:g>
                  <svg:desc>Sheet1.N34:Sheet1.N4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236473092183">
                <text:p>0.8236473092183</text:p>
              </table:table-cell>
              <table:table-cell office:value-type="float" office:value="0.0106041921684612">
                <text:p>0.0106041921684612</text:p>
              </table:table-cell>
              <table:table-cell office:value-type="float" office:value="0.0106041921684612">
                <text:p>0.010604192168461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20440881762">
                <text:p>0.8220440881762</text:p>
              </table:table-cell>
              <table:table-cell office:value-type="float" office:value="0.0101878620296547">
                <text:p>0.0101878620296547</text:p>
              </table:table-cell>
              <table:table-cell office:value-type="float" office:value="0.0101878620296547">
                <text:p>0.01018786202965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8274549098195">
                <text:p>0.8274549098195</text:p>
              </table:table-cell>
              <table:table-cell office:value-type="float" office:value="0.011519899273117">
                <text:p>0.011519899273117</text:p>
              </table:table-cell>
              <table:table-cell office:value-type="float" office:value="0.011519899273117">
                <text:p>0.0115198992731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282565130258">
                <text:p>0.8282565130258</text:p>
              </table:table-cell>
              <table:table-cell office:value-type="float" office:value="0.0093065982667145">
                <text:p>0.0093065982667145</text:p>
              </table:table-cell>
              <table:table-cell office:value-type="float" office:value="0.0093065982667145">
                <text:p>0.0093065982667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8225450901802">
                <text:p>0.8225450901802</text:p>
              </table:table-cell>
              <table:table-cell office:value-type="float" office:value="0.0114387533916224">
                <text:p>0.0114387533916224</text:p>
              </table:table-cell>
              <table:table-cell office:value-type="float" office:value="0.0114387533916224">
                <text:p>0.01143875339162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255511022042">
                <text:p>0.8255511022042</text:p>
              </table:table-cell>
              <table:table-cell office:value-type="float" office:value="0.010013914850003">
                <text:p>0.010013914850003</text:p>
              </table:table-cell>
              <table:table-cell office:value-type="float" office:value="0.010013914850003">
                <text:p>0.0100139148500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165330661322">
                <text:p>0.8165330661322</text:p>
              </table:table-cell>
              <table:table-cell office:value-type="float" office:value="0.00856047444072253">
                <text:p>0.00856047444072253</text:p>
              </table:table-cell>
              <table:table-cell office:value-type="float" office:value="0.00856047444072253">
                <text:p>0.00856047444072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N4:Sheet1.N7" chart:error-lower-range="Sheet1.N4:Sheet1.N7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84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error-upper-indicator="true" chart:error-lower-indicator="true" chart:error-category="cell-range" chart:error-upper-range="Sheet1.N4:Sheet1.N7" chart:error-lower-range="Sheet1.N4:Sheet1.N7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category="cell-rang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262cm" svg:height="8.995cm" xlink:href=".." xlink:type="simple" chart:class="chart:bar" chart:style-name="ch1">
        <chart:title svg:x="4.147cm" svg:y="0.315cm" chart:style-name="ch2">
          <text:p>Average KNN prediction accuracy versus four feature sets</text:p>
        </chart:title>
        <chart:plot-area chart:style-name="ch3" table:cell-range-address="Sheet1.A4:Sheet1.A7 Sheet1.M4:Sheet1.M7" chart:data-source-has-labels="column" svg:x="1.406cm" svg:y="1.623cm" svg:width="18.046cm" svg:height="6.773cm">
          <chartooo:coordinate-region svg:x="2.354cm" svg:y="1.816cm" svg:width="17.098cm" svg:height="5.949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title svg:x="0.483cm" svg:y="5.937cm" chart:style-name="ch6">
              <text:p>average prediction accuracy</text:p>
            </chart:title>
            <chart:grid chart:style-name="ch7" chart:class="major"/>
          </chart:axis>
          <chart:series chart:style-name="ch8" chart:values-cell-range-address="Sheet1.M4:Sheet1.M7" chart:class="chart:bar">
            <chart:error-indicator chart:style-name="ch9" chart:dimension="y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Binary non-stemmed</text:p>
                <draw:g>
                  <svg:desc>Sheet1.A4:Sheet1.A7</svg:desc>
                </draw:g>
              </table:table-cell>
              <table:table-cell office:value-type="float" office:value="0.8084168336674">
                <text:p>0.8084168336674</text:p>
                <draw:g>
                  <svg:desc>Sheet1.M4:Sheet1.M7</svg:desc>
                </draw:g>
              </table:table-cell>
              <table:table-cell office:value-type="float" office:value="0.00862991201574362">
                <text:p>0.00862991201574362</text:p>
                <draw:g>
                  <svg:desc>Sheet1.N4:Sheet1.N7</svg:desc>
                </draw:g>
              </table:table-cell>
              <table:table-cell office:value-type="float" office:value="0.00862991201574362">
                <text:p>0.00862991201574362</text:p>
                <draw:g>
                  <svg:desc>Sheet1.N4:Sheet1.N7</svg:desc>
                </draw:g>
              </table:table-cell>
            </table:table-row>
            <table:table-row>
              <table:table-cell office:value-type="string">
                <text:p>Binary stemmed</text:p>
              </table:table-cell>
              <table:table-cell office:value-type="float" office:value="0.7986973947898">
                <text:p>0.7986973947898</text:p>
              </table:table-cell>
              <table:table-cell office:value-type="float" office:value="0.00792435327077131">
                <text:p>0.00792435327077131</text:p>
              </table:table-cell>
              <table:table-cell office:value-type="float" office:value="0.00792435327077131">
                <text:p>0.00792435327077131</text:p>
              </table:table-cell>
            </table:table-row>
            <table:table-row>
              <table:table-cell office:value-type="string">
                <text:p>Bag-of-words non-stemmed</text:p>
              </table:table-cell>
              <table:table-cell office:value-type="float" office:value="0.8173346693386">
                <text:p>0.8173346693386</text:p>
              </table:table-cell>
              <table:table-cell office:value-type="float" office:value="0.00676383630742618">
                <text:p>0.00676383630742618</text:p>
              </table:table-cell>
              <table:table-cell office:value-type="float" office:value="0.00676383630742618">
                <text:p>0.00676383630742618</text:p>
              </table:table-cell>
            </table:table-row>
            <table:table-row>
              <table:table-cell office:value-type="string">
                <text:p>Bag-of-words stemmed</text:p>
              </table:table-cell>
              <table:table-cell office:value-type="float" office:value="0.8236473092183">
                <text:p>0.8236473092183</text:p>
              </table:table-cell>
              <table:table-cell office:value-type="float" office:value="0.0106041921684612">
                <text:p>0.0106041921684612</text:p>
              </table:table-cell>
              <table:table-cell office:value-type="float" office:value="0.0106041921684612">
                <text:p>0.01060419216846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upper-indicator="true" chart:error-lower-indicator="true" chart:error-category="cell-range" chart:error-upper-range="Sheet1.N69:Sheet1.N72" chart:error-lower-range="Sheet1.N69:Sheet1.N72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error-upper-indicator="true" chart:error-lower-indicator="true" chart:error-category="cell-range" chart:error-upper-range="Sheet1.N69:Sheet1.N72" chart:error-lower-range="Sheet1.N69:Sheet1.N72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category="cell-rang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1.769cm" svg:y="0.316cm" chart:style-name="ch2">
          <text:p>Average KNN prediction accuracy based on different metrics</text:p>
        </chart:title>
        <chart:plot-area chart:style-name="ch3" table:cell-range-address="Sheet1.A69:Sheet1.A72 Sheet1.M69:Sheet1.M72" chart:data-source-has-labels="column" svg:x="1.321cm" svg:y="1.627cm" svg:width="14.039cm" svg:height="6.222cm">
          <chartooo:coordinate-region svg:x="2.067cm" svg:y="1.819cm" svg:width="13.293cm" svg:height="5.398cm"/>
          <chart:axis chart:dimension="x" chart:name="primary-x" chart:style-name="ch4" chartooo:axis-type="auto">
            <chartooo:date-scale/>
            <chart:title svg:x="7.766cm" svg:y="8.029cm" chart:style-name="ch5">
              <text:p>metrics</text:p>
            </chart:title>
            <chart:categories table:cell-range-address="Sheet1.A69:Sheet1.A72"/>
          </chart:axis>
          <chart:axis chart:dimension="y" chart:name="primary-y" chart:style-name="ch6">
            <chart:title svg:x="0.451cm" svg:y="6.785cm" chart:style-name="ch7">
              <text:p>average prediction accuracy</text:p>
            </chart:title>
            <chart:grid chart:style-name="ch8" chart:class="major"/>
          </chart:axis>
          <chart:series chart:style-name="ch9" chart:values-cell-range-address="Sheet1.M69:Sheet1.M72" chart:class="chart:bar">
            <chart:error-indicator chart:style-name="ch10" chart:dimension="y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Euclidean</text:p>
                <draw:g>
                  <svg:desc>Sheet1.A69:Sheet1.A72</svg:desc>
                </draw:g>
              </table:table-cell>
              <table:table-cell office:value-type="float" office:value="0.5155310621243">
                <text:p>0.5155310621243</text:p>
                <draw:g>
                  <svg:desc>Sheet1.M69:Sheet1.M72</svg:desc>
                </draw:g>
              </table:table-cell>
              <table:table-cell office:value-type="float" office:value="0.0420874817115218">
                <text:p>0.0420874817115218</text:p>
                <draw:g>
                  <svg:desc>Sheet1.N69:Sheet1.N72</svg:desc>
                </draw:g>
              </table:table-cell>
              <table:table-cell office:value-type="float" office:value="0.0420874817115218">
                <text:p>0.0420874817115218</text:p>
                <draw:g>
                  <svg:desc>Sheet1.N69:Sheet1.N72</svg:desc>
                </draw:g>
              </table:table-cell>
            </table:table-row>
            <table:table-row>
              <table:table-cell office:value-type="string">
                <text:p>Manhattan</text:p>
              </table:table-cell>
              <table:table-cell office:value-type="float" office:value="0.3841683366734">
                <text:p>0.3841683366734</text:p>
              </table:table-cell>
              <table:table-cell office:value-type="float" office:value="0.0410732023397591">
                <text:p>0.0410732023397591</text:p>
              </table:table-cell>
              <table:table-cell office:value-type="float" office:value="0.0410732023397591">
                <text:p>0.0410732023397591</text:p>
              </table:table-cell>
            </table:table-row>
            <table:table-row>
              <table:table-cell office:value-type="string">
                <text:p>Braycurtis</text:p>
              </table:table-cell>
              <table:table-cell office:value-type="float" office:value="0.8236473092183">
                <text:p>0.8236473092183</text:p>
              </table:table-cell>
              <table:table-cell office:value-type="float" office:value="0.0106041921684612">
                <text:p>0.0106041921684612</text:p>
              </table:table-cell>
              <table:table-cell office:value-type="float" office:value="0.0106041921684612">
                <text:p>0.0106041921684612</text:p>
              </table:table-cell>
            </table:table-row>
            <table:table-row>
              <table:table-cell office:value-type="string">
                <text:p>Cosine</text:p>
              </table:table-cell>
              <table:table-cell office:value-type="float" office:value="0.7723446893788">
                <text:p>0.7723446893788</text:p>
              </table:table-cell>
              <table:table-cell office:value-type="float" office:value="0.0109336346179855">
                <text:p>0.0109336346179855</text:p>
              </table:table-cell>
              <table:table-cell office:value-type="float" office:value="0.0109336346179855">
                <text:p>0.01093363461798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